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0625in" fo:margin-left="-0.0042in" table:align="left"/>
    </style:style>
    <style:style style:name="Table3.A" style:family="table-column">
      <style:table-column-properties style:column-width="2.4375in"/>
    </style:style>
    <style:style style:name="Table3.B" style:family="table-column">
      <style:table-column-properties style:column-width="3.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5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65in" table:align="margins"/>
    </style:style>
    <style:style style:name="Table4.A" style:family="table-column">
      <style:table-column-properties style:column-width="6.496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1065a26"/>
    </style:style>
    <style:style style:name="P4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" officeooo:rsid="003c375e" officeooo:paragraph-rsid="003c375e" style:font-size-complex="14pt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" officeooo:rsid="01065a26" officeooo:paragraph-rsid="01065a26" style:font-size-complex="14pt"/>
    </style:style>
    <style:style style:name="P12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paragraph-rsid="010a01f9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paragraph-rsid="00d70abd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rsid="015f88d0" officeooo:paragraph-rsid="015f88d0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7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style="normal" fo:font-weight="normal" officeooo:rsid="012773a0" officeooo:paragraph-rsid="012773a0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160f68f" officeooo:paragraph-rsid="0160f68f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16556fd" officeooo:paragraph-rsid="016556fd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officeooo:rsid="01568a13" officeooo:paragraph-rsid="01568a13" style:font-style-asian="normal" style:font-style-complex="normal"/>
    </style:style>
    <style:style style:name="P23" style:family="paragraph" style:parent-style-name="Text_20_body">
      <style:text-properties officeooo:rsid="01086686" officeooo:paragraph-rsid="01086686"/>
    </style:style>
    <style:style style:name="P24" style:family="paragraph" style:parent-style-name="Text_20_body">
      <style:text-properties officeooo:paragraph-rsid="00d70abd"/>
    </style:style>
    <style:style style:name="P25" style:family="paragraph" style:parent-style-name="Text_20_body">
      <style:text-properties officeooo:paragraph-rsid="010a01f9"/>
    </style:style>
    <style:style style:name="P26" style:family="paragraph" style:parent-style-name="Text_20_body">
      <style:text-properties officeooo:rsid="012773a0" officeooo:paragraph-rsid="012773a0"/>
    </style:style>
    <style:style style:name="P27" style:family="paragraph" style:parent-style-name="Text_20_body">
      <style:text-properties officeooo:rsid="0127c81f" officeooo:paragraph-rsid="0127c81f"/>
    </style:style>
    <style:style style:name="P28" style:family="paragraph" style:parent-style-name="Text_20_body">
      <style:text-properties officeooo:rsid="012a971c" officeooo:paragraph-rsid="012a971c"/>
    </style:style>
    <style:style style:name="P29" style:family="paragraph" style:parent-style-name="Text_20_body">
      <style:paragraph-properties fo:text-align="start" style:justify-single-word="false"/>
      <style:text-properties officeooo:rsid="01376b4a" officeooo:paragraph-rsid="01376b4a"/>
    </style:style>
    <style:style style:name="P30" style:family="paragraph" style:parent-style-name="Text_20_body">
      <style:paragraph-properties fo:text-align="start" style:justify-single-word="false"/>
      <style:text-properties officeooo:rsid="01376b4a" officeooo:paragraph-rsid="016bbbd8"/>
    </style:style>
    <style:style style:name="P31" style:family="paragraph" style:parent-style-name="Text_20_body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32" style:family="paragraph" style:parent-style-name="Text_20_body">
      <style:text-properties style:font-name="Times New Roman" fo:font-size="14pt" fo:language="ru" fo:country="RU" officeooo:rsid="012a971c" officeooo:paragraph-rsid="012a971c" style:font-size-asian="14pt" style:language-asian="ru" style:country-asian="RU" style:font-name-complex="Times New Roman5" style:font-size-complex="14pt" style:language-complex="ar" style:country-complex="SA"/>
    </style:style>
    <style:style style:name="P33" style:family="paragraph" style:parent-style-name="Text_20_body">
      <style:text-properties fo:font-style="italic" officeooo:rsid="014ef75e" officeooo:paragraph-rsid="014ef75e" style:font-style-asian="italic" style:font-style-complex="italic"/>
    </style:style>
    <style:style style:name="P34" style:family="paragraph" style:parent-style-name="Text_20_body">
      <style:text-properties fo:font-style="italic" officeooo:rsid="01522d25" officeooo:paragraph-rsid="01522d25" style:font-style-asian="italic" style:font-style-complex="italic"/>
    </style:style>
    <style:style style:name="P35" style:family="paragraph" style:parent-style-name="Text_20_body">
      <style:text-properties fo:font-style="italic" officeooo:rsid="015365ce" officeooo:paragraph-rsid="015365ce" style:font-style-asian="italic" style:font-style-complex="italic"/>
    </style:style>
    <style:style style:name="P36" style:family="paragraph" style:parent-style-name="Text_20_body">
      <style:text-properties fo:font-style="italic" officeooo:rsid="01568a13" officeooo:paragraph-rsid="01568a13" style:font-style-asian="italic" style:font-style-complex="italic"/>
    </style:style>
    <style:style style:name="P37" style:family="paragraph" style:parent-style-name="Text_20_body">
      <style:text-properties fo:font-style="italic" officeooo:rsid="0159c583" officeooo:paragraph-rsid="0159c583" style:font-style-asian="italic" style:font-style-complex="italic"/>
    </style:style>
    <style:style style:name="P38" style:family="paragraph" style:parent-style-name="Text_20_body">
      <style:text-properties fo:font-style="italic" officeooo:rsid="015da906" officeooo:paragraph-rsid="015da906" style:font-style-asian="italic" style:font-style-complex="italic"/>
    </style:style>
    <style:style style:name="P39" style:family="paragraph" style:parent-style-name="Text_20_body">
      <style:text-properties fo:font-style="italic" officeooo:rsid="015e2c75" officeooo:paragraph-rsid="015e2c75" style:font-style-asian="italic" style:font-style-complex="italic"/>
    </style:style>
    <style:style style:name="P40" style:family="paragraph" style:parent-style-name="Text_20_body">
      <style:text-properties officeooo:rsid="014ba670" officeooo:paragraph-rsid="014ba670"/>
    </style:style>
    <style:style style:name="P41" style:family="paragraph" style:parent-style-name="Text_20_body">
      <style:text-properties officeooo:rsid="01505d48" officeooo:paragraph-rsid="01505d48"/>
    </style:style>
    <style:style style:name="P42" style:family="paragraph" style:parent-style-name="Text_20_body">
      <style:text-properties officeooo:rsid="015bc1f5" officeooo:paragraph-rsid="015bc1f5"/>
    </style:style>
    <style:style style:name="P43" style:family="paragraph" style:parent-style-name="Text_20_body">
      <style:text-properties officeooo:rsid="015e2c75" officeooo:paragraph-rsid="015e2c75"/>
    </style:style>
    <style:style style:name="P44" style:family="paragraph" style:parent-style-name="Text_20_body">
      <style:text-properties officeooo:rsid="015f88d0" officeooo:paragraph-rsid="015f88d0"/>
    </style:style>
    <style:style style:name="P45" style:family="paragraph" style:parent-style-name="Text_20_body">
      <style:text-properties officeooo:rsid="01601387" officeooo:paragraph-rsid="01601387"/>
    </style:style>
    <style:style style:name="P46" style:family="paragraph" style:parent-style-name="Text_20_body">
      <style:text-properties officeooo:rsid="016556fd" officeooo:paragraph-rsid="016556fd"/>
    </style:style>
    <style:style style:name="P47" style:family="paragraph" style:parent-style-name="Text_20_body">
      <style:text-properties officeooo:paragraph-rsid="01699a75"/>
    </style:style>
    <style:style style:name="P48" style:family="paragraph" style:parent-style-name="Text_20_body">
      <style:text-properties officeooo:rsid="016b4f85" officeooo:paragraph-rsid="016b4f85"/>
    </style:style>
    <style:style style:name="P49" style:family="paragraph" style:parent-style-name="Text_20_body">
      <style:text-properties officeooo:rsid="016b4f85" officeooo:paragraph-rsid="016bbbd8"/>
    </style:style>
    <style:style style:name="P50" style:family="paragraph" style:parent-style-name="Table_20_Contents">
      <style:text-properties officeooo:rsid="010a01f9" officeooo:paragraph-rsid="010a01f9"/>
    </style:style>
    <style:style style:name="P51" style:family="paragraph" style:parent-style-name="Table_20_Contents">
      <style:text-properties officeooo:rsid="015f88d0" officeooo:paragraph-rsid="015f88d0"/>
    </style:style>
    <style:style style:name="P52" style:family="paragraph" style:parent-style-name="Листинг">
      <style:paragraph-properties fo:text-align="start" style:justify-single-word="false"/>
      <style:text-properties style:font-name="monospace" officeooo:paragraph-rsid="016b4f85"/>
    </style:style>
    <style:style style:name="P53" style:family="paragraph" style:parent-style-name="Листинг">
      <style:text-properties officeooo:rsid="016241fc" officeooo:paragraph-rsid="016241fc"/>
    </style:style>
    <style:style style:name="P54" style:family="paragraph" style:parent-style-name="Heading_20_1">
      <style:paragraph-properties fo:break-before="page"/>
      <style:text-properties officeooo:rsid="000ef043" officeooo:paragraph-rsid="003724e9"/>
    </style:style>
    <style:style style:name="P55" style:family="paragraph" style:parent-style-name="Heading_20_2">
      <style:text-properties officeooo:paragraph-rsid="00b3624b"/>
    </style:style>
    <style:style style:name="P56" style:family="paragraph" style:parent-style-name="Heading_20_2">
      <style:text-properties officeooo:rsid="0127c81f" officeooo:paragraph-rsid="0127c81f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3">
      <style:text-properties officeooo:rsid="014ba670" officeooo:paragraph-rsid="014ba670"/>
    </style:style>
    <style:style style:name="P59" style:family="paragraph" style:parent-style-name="Heading_20_3">
      <style:text-properties officeooo:rsid="01522d25" officeooo:paragraph-rsid="01522d25"/>
    </style:style>
    <style:style style:name="P60" style:family="paragraph" style:parent-style-name="Heading_20_3">
      <style:text-properties officeooo:rsid="01568a13" officeooo:paragraph-rsid="01568a13"/>
    </style:style>
    <style:style style:name="P61" style:family="paragraph" style:parent-style-name="Heading_20_3">
      <style:text-properties officeooo:rsid="015bc1f5" officeooo:paragraph-rsid="015bc1f5"/>
    </style:style>
    <style:style style:name="P62" style:family="paragraph" style:parent-style-name="Heading_20_3">
      <style:text-properties officeooo:rsid="015e2c75" officeooo:paragraph-rsid="015e2c75"/>
    </style:style>
    <style:style style:name="P63" style:family="paragraph" style:parent-style-name="Heading_20_3">
      <style:text-properties officeooo:rsid="015f88d0" officeooo:paragraph-rsid="015f88d0"/>
    </style:style>
    <style:style style:name="P64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5" style:family="paragraph" style:parent-style-name="Text_20_body">
      <style:paragraph-properties fo:text-align="start" style:justify-single-word="false"/>
      <style:text-properties officeooo:rsid="01376b4a" officeooo:paragraph-rsid="017266f8"/>
    </style:style>
    <style:style style:name="P66" style:family="paragraph" style:parent-style-name="Листинг">
      <style:text-properties style:font-name="Courier New" fo:font-size="11pt" officeooo:rsid="0171d7e6" officeooo:paragraph-rsid="0171d7e6" style:font-size-asian="10.5pt"/>
    </style:style>
    <style:style style:name="P67" style:family="paragraph" style:parent-style-name="Листинг">
      <style:paragraph-properties fo:text-align="start" style:justify-single-word="false"/>
      <style:text-properties officeooo:paragraph-rsid="016bbbd8"/>
    </style:style>
    <style:style style:name="P68" style:family="paragraph" style:parent-style-name="Листинг">
      <style:paragraph-properties fo:text-align="start" style:justify-single-word="false"/>
      <style:text-properties style:font-name="monospace"/>
    </style:style>
    <style:style style:name="P69" style:family="paragraph" style:parent-style-name="Листинг">
      <style:paragraph-properties fo:text-align="start" style:justify-single-word="false"/>
      <style:text-properties style:font-name="monospace" officeooo:paragraph-rsid="016bbbd8"/>
    </style:style>
    <style:style style:name="P70" style:family="paragraph" style:parent-style-name="Листинг">
      <style:paragraph-properties fo:text-align="start" style:justify-single-word="false"/>
      <style:text-properties style:font-name="monospace" officeooo:paragraph-rsid="01763c3f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6c9ad5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7" style:family="text">
      <style:text-properties style:font-name="Times New Roman" fo:font-size="14pt" fo:language="ru" fo:country="RU" fo:font-style="normal" officeooo:rsid="012d299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8" style:family="text">
      <style:text-properties style:font-name="Times New Roman" fo:font-size="14pt" officeooo:rsid="0170c901" style:font-size-asian="10.5pt"/>
    </style:style>
    <style:style style:name="T9" style:family="text">
      <style:text-properties style:font-name="Times New Roman" style:font-size-complex="14pt"/>
    </style:style>
    <style:style style:name="T10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3" style:family="text">
      <style:text-properties fo:color="#000000" loext:opacity="100%" style:font-name="Times New Roman" fo:font-size="14pt" fo:language="ru" fo:country="RU" fo:font-weight="bold" officeooo:rsid="01065a2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4" style:family="text">
      <style:text-properties fo:color="#000000" loext:opacity="100%" style:font-name="Times New Roman" fo:font-size="14pt" fo:language="ru" fo:country="RU" fo:font-weight="bold" officeooo:rsid="016f063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officeooo:rsid="0148925d" style:font-size-asian="10.5pt"/>
    </style:style>
    <style:style style:name="T16" style:family="text">
      <style:text-properties fo:color="#000000" loext:opacity="100%" style:font-name="Times New Roman" officeooo:rsid="013daba9" style:font-size-complex="14pt"/>
    </style:style>
    <style:style style:name="T17" style:family="text">
      <style:text-properties fo:color="#000000" loext:opacity="100%" officeooo:rsid="00c2c018"/>
    </style:style>
    <style:style style:name="T18" style:family="text">
      <style:text-properties fo:color="#000000" loext:opacity="100%" fo:background-color="#ffffff" loext:char-shading-value="0"/>
    </style:style>
    <style:style style:name="T19" style:family="text">
      <style:text-properties fo:color="#000000" loext:opacity="100%" style:font-name="monospace" fo:background-color="#ffffff" loext:char-shading-value="0"/>
    </style:style>
    <style:style style:name="T20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1" style:family="text">
      <style:text-properties fo:font-variant="normal" fo:text-transform="none" fo:color="#000000" loext:opacity="100%" style:font-name="Times New Roman" fo:font-size="14pt" fo:language="ru" fo:country="RU" officeooo:rsid="01065a2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2" style:family="text">
      <style:text-properties fo:font-variant="normal" fo:text-transform="none" fo:color="#000000" loext:opacity="100%" style:font-name="Times New Roman" fo:font-size="14pt" fo:language="ru" fo:country="RU" officeooo:rsid="01459208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3" style:family="text">
      <style:text-properties fo:font-variant="normal" fo:text-transform="none" fo:color="#000000" loext:opacity="100%" style:font-name="Times New Roman" fo:font-size="14pt" fo:language="ru" fo:country="RU" officeooo:rsid="014692c5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4" style:family="text">
      <style:text-properties fo:color="#ce181e" loext:opacity="100%" officeooo:rsid="0018933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1342050" style:font-weight-asian="bold" style:font-weight-complex="bold"/>
    </style:style>
    <style:style style:name="T28" style:family="text">
      <style:text-properties fo:font-weight="bold" officeooo:rsid="0135d9d5" style:font-weight-asian="bold" style:font-weight-complex="bold"/>
    </style:style>
    <style:style style:name="T29" style:family="text">
      <style:text-properties fo:font-weight="bold" officeooo:rsid="01672210" style:font-weight-asian="bold" style:font-weight-complex="bold"/>
    </style:style>
    <style:style style:name="T30" style:family="text">
      <style:text-properties fo:font-weight="bold" officeooo:rsid="01680f46" style:font-weight-asian="bold" style:font-weight-complex="bold"/>
    </style:style>
    <style:style style:name="T31" style:family="text">
      <style:text-properties fo:font-weight="bold" officeooo:rsid="01699a75" style:font-weight-asian="bold" style:font-weight-complex="bold"/>
    </style:style>
    <style:style style:name="T32" style:family="text">
      <style:text-properties fo:font-weight="bold" officeooo:rsid="016bbbd8" style:font-weight-asian="bold" style:font-weight-complex="bold"/>
    </style:style>
    <style:style style:name="T33" style:family="text">
      <style:text-properties fo:font-weight="bold" officeooo:rsid="017266f8" style:font-weight-asian="bold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32e4a7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1554ce6" style:font-style-asian="normal" style:font-style-complex="normal"/>
    </style:style>
    <style:style style:name="T38" style:family="text">
      <style:text-properties officeooo:rsid="00d45abe"/>
    </style:style>
    <style:style style:name="T39" style:family="text">
      <style:text-properties officeooo:rsid="01065a26"/>
    </style:style>
    <style:style style:name="T40" style:family="text">
      <style:text-properties officeooo:rsid="01342050"/>
    </style:style>
    <style:style style:name="T41" style:family="text">
      <style:text-properties style:font-name="monospace"/>
    </style:style>
    <style:style style:name="T42" style:family="text">
      <style:text-properties officeooo:rsid="014b3e31"/>
    </style:style>
    <style:style style:name="T43" style:family="text">
      <style:text-properties officeooo:rsid="014b6d94"/>
    </style:style>
    <style:style style:name="T44" style:family="text">
      <style:text-properties officeooo:rsid="014c0428"/>
    </style:style>
    <style:style style:name="T45" style:family="text">
      <style:text-properties officeooo:rsid="014dd64e"/>
    </style:style>
    <style:style style:name="T46" style:family="text">
      <style:text-properties officeooo:rsid="0150f74b"/>
    </style:style>
    <style:style style:name="T47" style:family="text">
      <style:text-properties officeooo:rsid="01522d25"/>
    </style:style>
    <style:style style:name="T48" style:family="text">
      <style:text-properties officeooo:rsid="01580b6e"/>
    </style:style>
    <style:style style:name="T49" style:family="text">
      <style:text-properties style:text-position="super 58%" officeooo:rsid="01580b6e"/>
    </style:style>
    <style:style style:name="T50" style:family="text">
      <style:text-properties style:text-position="super 58%" fo:font-style="normal" style:font-style-asian="normal" style:font-style-complex="normal"/>
    </style:style>
    <style:style style:name="T51" style:family="text">
      <style:text-properties style:text-position="0% 100%" officeooo:rsid="01580b6e"/>
    </style:style>
    <style:style style:name="T52" style:family="text">
      <style:text-properties style:text-position="0% 100%" officeooo:rsid="0159c583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officeooo:rsid="0159c583"/>
    </style:style>
    <style:style style:name="T55" style:family="text">
      <style:text-properties officeooo:rsid="015d35ab"/>
    </style:style>
    <style:style style:name="T56" style:family="text">
      <style:text-properties officeooo:rsid="016241fc"/>
    </style:style>
    <style:style style:name="T57" style:family="text">
      <style:text-properties officeooo:rsid="01699a75"/>
    </style:style>
    <style:style style:name="T58" style:family="text">
      <style:text-properties officeooo:rsid="0170c901"/>
    </style:style>
    <style:style style:name="T59" style:family="text">
      <style:text-properties officeooo:rsid="0171d7e6"/>
    </style:style>
    <style:style style:name="T60" style:family="text">
      <style:text-properties officeooo:rsid="017266f8"/>
    </style:style>
    <style:style style:name="T61" style:family="text">
      <style:text-properties officeooo:rsid="01760761"/>
    </style:style>
    <style:style style:name="T62" style:family="text">
      <style:text-properties officeooo:rsid="01763c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17"><text:span text:style-name="Book_20_Title"><text:span text:style-name="T1">отчет</text:span></text:span></text:p>
      <text:p text:style-name="P2"><text:span text:style-name="T2">по лабораторной работе</text:span><text:span text:style-name="T10"> </text:span><text:span text:style-name="T12">№</text:span><text:span text:style-name="T14">2</text:span></text:p>
      <text:p text:style-name="P2"><text:span text:style-name="T2">по дисциплине </text:span><text:span text:style-name="T12">«</text:span><text:span text:style-name="T13">Алгоритмы и струтуры данных</text:span><text:span text:style-name="T12">»</text:span></text:p>
      <text:p text:style-name="P2"><text:span text:style-name="Book_20_Title"><text:span text:style-name="T20">Тема: </text:span></text:span><text:span text:style-name="Book_20_Title"><text:span text:style-name="T22">Алгоритмы сортировки и поиска</text:span></text:span></text:p>
      <text:p text:style-name="P3"><text:span text:style-name="Book_20_Title"><text:span text:style-name="T21">Вариант </text:span></text:span><text:span text:style-name="Book_20_Title"><text:span text:style-name="T23">2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9">Студент гр. </text:span><text:span text:style-name="T16">0302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0">Устинов Г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1">Тутуева А.В.</text:p>
          </table:table-cell>
        </table:table-row>
      </table:table>
      <text:p text:style-name="P7"/>
      <text:p text:style-name="P7"/>
      <text:p text:style-name="P7">Санкт-Петербург</text:p>
      <text:p text:style-name="P16">20<text:span text:style-name="T38">2</text:span><text:span text:style-name="T39">1</text:span></text:p>
      <text:h text:style-name="P57" text:outline-level="2">Цель работы</text:h>
      <text:p text:style-name="P23"><text:span text:style-name="T17">И</text:span><text:span text:style-name="T11">зучить </text:span><text:span text:style-name="T15">алгоритмы поиска и сортировки, реализовать данные алгоримы и провести сравнение скорости алгоритмов быстрой и пузырьковой сортировки.</text:span></text:p>
      <text:h text:style-name="Heading_20_2" text:outline-level="2">Задание</text:h>
      <text:p text:style-name="P18">Вариант <text:span text:style-name="T42">2</text:span></text:p>
      <text:p text:style-name="P24">Отчет по лабораторной работе должен содержать:</text:p>
      <text:p text:style-name="P24">1. Титульный лист с указанием варианта.</text:p>
      <text:p text:style-name="P24">2. Постановка задачи.</text:p>
      <text:p text:style-name="P24">3. Описание реализуемых алгоритмов.</text:p>
      <text:p text:style-name="P24">4. Оценка временной сложности каждого алгоритма.</text:p>
      <text:p text:style-name="P24">5. Сравнение временной сложности алгоритмов 2 и 3 (вариант 1) и 2 и 4</text:p>
      <text:p text:style-name="P14">(вариант 2) по данным, полученным экспериментально, в виде графиков или таблиц. Замеры времени провести на наборах данных, сгенерированных случайным образом. Размерность данных 10, 100, 1000, 10 000, 100 000. Результирующие значения должны быть средними для 10-ти запусков (для каждого значения размерности). Замер времени автоматизировать.</text:p>
      <text:p text:style-name="P24">6. Описание реализованных unit-тестов.</text:p>
      <text:p text:style-name="P24">7. Пример работы.</text:p>
      <text:p text:style-name="P24">8. Листинг.</text:p>
      <text:p text:style-name="P24">Наличие unit-тестов к реализуемым функциям является обязательным требованием.</text:p>
      <text:p text:style-name="P24">Все алгоритмы реализуются для целочисленного типа данных int, если не указано иное. Сортируем массивы.</text:p>
      <text:p text:style-name="P24">Список алгоритмов:</text:p>
      <text:p text:style-name="P24">1. Двоичный поиск (BinarySearch)</text:p>
      <text:p text:style-name="P24">2. Быстрая сортировка (QuickSort)</text:p>
      <text:p text:style-name="P24"><text:soft-page-break/>3. Сортировка вставками (InsertionSort)</text:p>
      <text:p text:style-name="P24">4. Сортировка пузырьком (BubbleSort)</text:p>
      <text:p text:style-name="P24">5. Глупая сортировка (BogoSort)</text:p>
      <text:p text:style-name="P24">6. Сортировка подсчётом (CountingSort) для типа char</text:p>
      <text:p text:style-name="P24">Варианты</text:p>
      <table:table table:name="Table3" table:style-name="Table3">
        <table:table-column table:style-name="Table3.A"/>
        <table:table-column table:style-name="Table3.B"/>
        <table:table-row table:style-name="TableLine94456496253808">
          <table:table-cell table:style-name="Table3.A1" office:value-type="string">
            <text:p text:style-name="P13">№ Варианта</text:p>
          </table:table-cell>
          <table:table-cell table:style-name="Table3.B1" office:value-type="string">
            <text:p text:style-name="P13">Реализуемые <text:span text:style-name="T43">алгоритмы</text:span></text:p>
          </table:table-cell>
        </table:table-row>
        <table:table-row table:style-name="TableLine94456496243072">
          <table:table-cell table:style-name="Table3.A2" office:value-type="string">
            <text:p text:style-name="P50">1</text:p>
          </table:table-cell>
          <table:table-cell table:style-name="Table3.B2" office:value-type="string">
            <text:p text:style-name="P25">1, 2, 3, 5, 6</text:p>
          </table:table-cell>
        </table:table-row>
        <table:table-row table:style-name="TableLine94456496247392">
          <table:table-cell table:style-name="Table3.A2" office:value-type="string">
            <text:p text:style-name="P50">2</text:p>
          </table:table-cell>
          <table:table-cell table:style-name="Table3.B2" office:value-type="string">
            <text:p text:style-name="P25">1, 2, 4, 5, 6</text:p>
          </table:table-cell>
        </table:table-row>
      </table:table>
      <text:p text:style-name="P24"/>
      <text:p text:style-name="P24"/>
      <text:h text:style-name="P55" text:outline-level="2">Выполнение работы</text:h>
      <text:h text:style-name="P58" text:outline-level="3">Алгоритм двоичного поиска</text:h>
      <text:p text:style-name="P33">int binarySearch(<text:span text:style-name="T58">int array[], size_t n</text:span>, int value)</text:p>
      <text:p text:style-name="P40">Алгоритм двоичного поиска возвращает индекс, по которому находится элемент с искомым значением <text:span text:style-name="T44">в отсортированном массиве</text:span>. <text:span text:style-name="T44">Выбирается центральный элемент, и проверяется равно ли его значение искомому. Если это искомый элемент, то кго индекс возвращается и алгоритм завершается. Иначе, массив разбивается на две части. Если искомый элемент меньше центрального, то алгоритм </text:span><text:span text:style-name="T45">запускается для части с меньшими элементами, если же больше — то для части с большими элементами. Так, рекурсивно находится искомое значение. В реализации для этой работы, если элемент не найден, то функция, реализующая алгоритм возвращает -1.</text:span></text:p>
      <text:p text:style-name="P41">В худшем случае (если элемент не будет найден, или если элемент будет найден на последней итерации) <text:span text:style-name="T46">массив будет поделён logN раз, потому что какждый раз массив делится пополам. Поскольку каждый раз рассматривается только центральный жлемент рассматриваемого промежутка, </text:span><text:span text:style-name="T47">то количество сравнений будет равно количеству разделений — logN. Поэтому его временная сложность равняется logN.</text:span></text:p>
      <text:h text:style-name="P59" text:outline-level="3"><text:soft-page-break/>Алгоритм быстрой сортировки</text:h>
      <text:p text:style-name="P34">void quickSort(<text:span text:style-name="T8">int array[], size_t n</text:span>, size_t low, long long high )</text:p>
      <text:p text:style-name="P35"><text:span text:style-name="T36">Алгоритм быстрой сортировки </text:span><text:span text:style-name="T37">упорядочивает элементы массива, причём этот алгоритм является одним из самых быстрых известных алгоритмов сортировки. В массиве выбирается опорный элемент (любым удобным способом), после чего все элементы меньше него помещаются в «левую» часть массива, а большие или равные — в «правую». Затем алгоритм рекурсивно применяется к левой и правой частям. В реализации для этой работы используется «Разбиение Хоара» - опорным выбирается средний элемент масива, после чего массив «проходится» с двух сторон ожновременно, слева — в поисках элементов не меньше опорного, а справа — не больше. После нахождения таких элементов, если найденные элементы не являются одним и тем же — они меняются местами. Иначе, сохраняется индекс этого элемента. Для рекурсивного вызова массив делится относительно этого элемента «встречи».</text:span></text:p>
      <text:p text:style-name="P36"><text:span text:style-name="T37">В </text:span><text:span text:style-name="T36">разработанной функции проверяются случаи неверных значений границ рассматриваемого участка массива. Для обработки этих ситуаций используются стандартные исключения </text:span>out_of_range<text:span text:style-name="T36"> для индексов за границами массива и </text:span>invalid_argument<text:span text:style-name="T36"> для случая, когда левая граница больше правой.</text:span></text:p>
      <text:p text:style-name="P22">Скорость работы алгоритма зависит от начальных данных <text:span text:style-name="T48">и оценивается как количество разбиений массива на части и, следовательно, глубину рекурсивных вызовов</text:span>. В <text:span text:style-name="T48">худшем</text:span> случае, <text:span text:style-name="T48">когда каждый раз опорным значением выбирается наибольший или наименьший элемент массива, количество таких разбиений будет равно </text:span><text:span text:style-name="T54">N</text:span><text:span text:style-name="T49">2</text:span><text:span text:style-name="T51">. В других слуаях, когда опорное значение стремится к медианному значению на промежутке, глубина вызовов будет логарифмом с различным основанием. В лучшем случае — когда </text:span><text:soft-page-break/><text:span text:style-name="T51">массив на каждом промежутке разбивается на два равных промежутка - </text:span><text:span text:style-name="T52">э</text:span><text:span text:style-name="T51">то основание будет равно 2. </text:span><text:span text:style-name="T52">На каждой глубине рекурсии необходимо совершить не полее N перестановок и не более N сравнений. Следовательно сложность данного алгоритма - NlogN</text:span></text:p>
      <text:h text:style-name="P60" text:outline-level="3">Алгоритм сортировки пузырьком</text:h>
      <text:p text:style-name="P37">void bubbleSort(<text:span text:style-name="T8">int array[], size_t n</text:span>)</text:p>
      <text:p text:style-name="P37"><text:span text:style-name="T36">Алгоритм пузырьковой сортировки упорядочивает элементы массива следующим образом — массив проходится от начала до конца, и последовательно сравниваются соседние элементы. Если предыдущий элемент больше последующего, то они меняются местами. Если при каком-либо из проходов не было совершено ни одной перестановки, значит массив уже отсортирован. Этот алгоритм совершает минимум N проверок, при прохождении уже отсортированного массива. В худшем случае, когда массив упорядочен в обратном порядке, алгоритм совершит N</text:span><text:span text:style-name="T50">2</text:span><text:span text:style-name="T53"> проверок и перестановок, каждый раз «сдвигая» наибольший элемент вправо.</text:span></text:p>
      <text:h text:style-name="P61" text:outline-level="3">Глупая сортировка</text:h>
      <text:p text:style-name="P38">void bogoSort(<text:span text:style-name="T58">int array[], sizee_t n</text:span>)</text:p>
      <text:p text:style-name="P42">Алгоритм глупой сортировки действует следуюзим образом — он перемешивает элементы в случайном порядке, после чего проверяет, отсортирован ли он. <text:span text:style-name="T55">Этот алгоритм не имеет худшего времени — теоретически, перемешивание может происходить вечно. В среднем же, его сложность составляет N*N!.</text:span></text:p>
      <text:h text:style-name="P62" text:outline-level="3">Сортировка подсчётом</text:h>
      <text:p text:style-name="P39">void countingSort(<text:span text:style-name="T8">int array[], size_t n</text:span>)</text:p>
      <text:p text:style-name="P43">Сортировка подсчётом — алгоритм, который может применятся для сортировки значений, лежащих в пределах достаточно малого диапазона значений. Алгоритм создаёт массив счётчиков, по количеству значений в <text:soft-page-break/>диапазоне, после чего рпоходит по массиву и увеличивает счётчики встреченных значений. Затем совершается ещё один проход по массиву, в котором массив заполняется нужным количеством нужных значений согласно счётчикам. В данной работе всего совершается три прохода по массиву — для поиска максимального (и минимального, на тот случай, если символьный тип является знаковым) значения, после чего создаётся массив счётчиков нужного размера и совершается ещё один проход, для подсчёта значений. Третий проход — запись значений в массив. Время работы алгоритма линейно — N, однако требуется дополнительная память для хранения счётчиков — в общем слуае — N + 1.</text:p>
      <text:h text:style-name="P63" text:outline-level="3">Эксперементальное сравнение быстрой и пузырьковой сортировок</text:h>
      <text:p text:style-name="P44">Для проведения сравнения была написана программа, которая создаёт массивы случайных значений нужных размерностей и замеряет время работы нужного алгоритма. Замер производится десять раз для каждой размерности, после чего считается среднее арифметическое этих значений для каждой размерности.</text:p>
      <text:p text:style-name="P15">Таблица 1. Измерения производительности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56496190352">
          <table:table-cell table:style-name="Table1.A1" office:value-type="string">
            <text:p text:style-name="P51">Размерность</text:p>
          </table:table-cell>
          <table:table-cell table:style-name="Table1.A1" office:value-type="string">
            <text:p text:style-name="P51">quickSort</text:p>
          </table:table-cell>
          <table:table-cell table:style-name="Table1.C1" office:value-type="string">
            <text:p text:style-name="P51">bubbleSort</text:p>
          </table:table-cell>
        </table:table-row>
        <table:table-row table:style-name="TableLine94456496511072">
          <table:table-cell table:style-name="Table1.A2" office:value-type="string">
            <text:p text:style-name="P51">10</text:p>
          </table:table-cell>
          <table:table-cell table:style-name="Table1.A2" office:value-type="string">
            <text:p text:style-name="P51"><text:span text:style-name="T58">2</text:span> мкс</text:p>
          </table:table-cell>
          <table:table-cell table:style-name="Table1.C2" office:value-type="string">
            <text:p text:style-name="P51">1 мкс</text:p>
          </table:table-cell>
        </table:table-row>
        <table:table-row table:style-name="TableLine94456496513456">
          <table:table-cell table:style-name="Table1.A2" office:value-type="string">
            <text:p text:style-name="P51">100</text:p>
          </table:table-cell>
          <table:table-cell table:style-name="Table1.A2" office:value-type="string">
            <text:p text:style-name="P51"><text:span text:style-name="T58">28</text:span> мкс</text:p>
          </table:table-cell>
          <table:table-cell table:style-name="Table1.C2" office:value-type="string">
            <text:p text:style-name="P51"><text:span text:style-name="T58">54</text:span> мкс</text:p>
          </table:table-cell>
        </table:table-row>
        <table:table-row table:style-name="TableLine94456496514272">
          <table:table-cell table:style-name="Table1.A2" office:value-type="string">
            <text:p text:style-name="P51">1000</text:p>
          </table:table-cell>
          <table:table-cell table:style-name="Table1.A2" office:value-type="string">
            <text:p text:style-name="P51"><text:span text:style-name="T58">388</text:span> мкс</text:p>
          </table:table-cell>
          <table:table-cell table:style-name="Table1.C2" office:value-type="string">
            <text:p text:style-name="P51">4,5 мс</text:p>
          </table:table-cell>
        </table:table-row>
        <table:table-row table:style-name="TableLine94456496515136">
          <table:table-cell table:style-name="Table1.A2" office:value-type="string">
            <text:p text:style-name="P51">10 000</text:p>
          </table:table-cell>
          <table:table-cell table:style-name="Table1.A2" office:value-type="string">
            <text:p text:style-name="P51">3,<text:span text:style-name="T58">2</text:span> мс</text:p>
          </table:table-cell>
          <table:table-cell table:style-name="Table1.C2" office:value-type="string">
            <text:p text:style-name="P51"><text:span text:style-name="T58">562</text:span> <text:span text:style-name="T58">м</text:span>с</text:p>
          </table:table-cell>
        </table:table-row>
        <table:table-row table:style-name="TableLine94456496516112">
          <table:table-cell table:style-name="Table1.A2" office:value-type="string">
            <text:p text:style-name="P51">100 000</text:p>
          </table:table-cell>
          <table:table-cell table:style-name="Table1.A2" office:value-type="string">
            <text:p text:style-name="P51"><text:span text:style-name="T58">20</text:span> мс</text:p>
          </table:table-cell>
          <table:table-cell table:style-name="Table1.C2" office:value-type="string">
            <text:p text:style-name="P51"><text:span text:style-name="T61">1</text:span> мин <text:span text:style-name="T61">2</text:span> с</text:p>
          </table:table-cell>
        </table:table-row>
      </table:table>
      <text:p text:style-name="P44"/>
      <text:p text:style-name="P45">По результатом замеров можно судить, что функция пузырьковой сортировки выигрывает в скорости у быстрой сортировки при количестве элементов в сортируемых массивах мненьше 100.</text:p>
      <text:p text:style-name="P31"/>
      <text:h text:style-name="Heading_20_2" text:outline-level="2"><text:soft-page-break/>Тестирование</text:h>
      <text:p text:style-name="P20">Каджая функция сортировки тестируется для случаев пустого и непустого массивов. Также, функция быстрой сортировки тестируется на появление иключений при передаче заведомо неверных аргументов. На непустом массиве проверяется отсутвие исключительных ситуаций, а также упорядоченность элементов. После этого функция вызывается для уже отсортированного массива и также проверяется. Массивы генерируются случайным образом с использованием генератора случайных чисел <text:span text:style-name="T25">std::default_random_engine</text:span>.</text:p>
      <text:p text:style-name="P21">Алгоритм поиска тестируется как нахождением существующих значений в массиве, так и не существующих, как в середине, так и больших и меньших диапазона значений массива.</text:p>
      <text:p text:style-name="P26"><text:span text:style-name="T34">Для тестирования используется </text:span><text:span text:style-name="T35">фреймворк</text:span><text:span text:style-name="T34"> googletest.</text:span></text:p>
      <text:p text:style-name="P19"/>
      <text:h text:style-name="P56" text:outline-level="2">Пример работы</text:h>
      <text:p text:style-name="P27">Следующий код служит примером работы с разработанны<text:span text:style-name="T56">ми алгоритмами</text:span>.</text:p>
      <table:table table:name="Table4" table:style-name="Table4">
        <table:table-column table:style-name="Table4.A"/>
        <table:table-row table:style-name="TableLine94456496306192">
          <table:table-cell table:style-name="Table4.A1" office:value-type="string">
            <text:p text:style-name="P66">int *array = new int[data_size];</text:p>
            <text:p text:style-name="P66">fill_data(array, data_size);</text:p>
            <text:p text:style-name="P53">quickSort(<text:span text:style-name="T59">array, data_size</text:span>);</text:p>
            <text:p text:style-name="P53">cout &lt;&lt; binarySearch(<text:span text:style-name="T59">array, data_size</text:span>, specific_value);</text:p>
          </table:table-cell>
        </table:table-row>
      </table:table>
      <text:p text:style-name="Text_20_body"/>
      <text:p text:style-name="P28"><text:span text:style-name="T4">Р</text:span><text:span text:style-name="T3">азработанный програм</text:span><text:span text:style-name="T5">м</text:span><text:span text:style-name="T3">ный код см. в приложении А.</text:span></text:p>
      <text:p text:style-name="P32"/>
      <text:h text:style-name="Heading_20_2" text:outline-level="2">Выводы</text:h>
      <text:p text:style-name="P46"><text:span text:style-name="T7">Б</text:span><text:span text:style-name="T6">ыли изучены различные алгоритмы сортировки, а также алгоритм двоичного поиска, принципы их работы, а также написаны собственные реализации.</text:span></text:p>
      <text:p text:style-name="Text_20_body"/>
      <text:h text:style-name="P54" text:outline-level="1">Приложение А<text:line-break/>Исходный код программы<text:span text:style-name="T24"> </text:span></text:h>
      <text:p text:style-name="Text_20_body"><text:span text:style-name="T40">Фа</text:span><text:span text:style-name="T60">й</text:span><text:span text:style-name="T40">л </text:span><text:span text:style-name="T27">src/</text:span><text:span text:style-name="T29">sort</text:span><text:span text:style-name="T30">s</text:span><text:span text:style-name="T28">.hh</text:span></text:p>
      <text:p text:style-name="P70"><text:span text:style-name="T18">#pragma once </text:span><text:line-break/>#ifndef SORTS_HH <text:line-break/>#define SORTS_HH <text:line-break/></text:p>
      <text:p text:style-name="P70"/>
      <text:p text:style-name="P70"><text:span text:style-name="T62">#include &lt;cstddef&gt;</text:span><text:line-break/><text:line-break/>namespace sorts { <text:line-break/><text:line-break/>void quickSort(int array[], size_t n, size_t low = 0, long long high = -1); <text:line-break/><text:line-break/>void bubbleSort(int array[], size_t n); <text:line-break/><text:line-break/>void bogoSort(int array[], size_t n); <text:line-break/><text:line-break/>void countingSort(char array[], size_t n); <text:line-break/><text:line-break/>}   // namespace sorts <text:line-break/><text:line-break/>#endif  // SORTS_HH<text:line-break/><text:line-break/></text:p>
      <text:p text:style-name="P47"><text:span text:style-name="T40">Фа</text:span><text:span text:style-name="T57">й</text:span><text:span text:style-name="T60">л</text:span><text:span text:style-name="T40"> </text:span><text:span text:style-name="T27">src/</text:span><text:span text:style-name="T29">sort</text:span><text:span text:style-name="T30">s</text:span><text:span text:style-name="T28">.</text:span><text:span text:style-name="T31">cpp</text:span></text:p>
      <text:p text:style-name="P52"><text:span text:style-name="T18">#include "sorts.hh" </text:span><text:line-break/><text:line-break/>#include &lt;iostream&gt; <text:line-break/>#include &lt;random&gt; <text:line-break/>#include &lt;stdexcept&gt;<text:line-break/>using std::cout; <text:line-break/>using std::endl; <text:line-break/><text:line-break/>namespace sorts { <text:line-break/><text:line-break/>void quickSort(int array[], size_t n, size_t low, long long high) <text:line-break/>{ <text:line-break/>   if (n == 0) <text:line-break/>       return; <text:line-break/>   else if (high == -1) <text:line-break/>       high = n - 1; <text:line-break/>   else if ((size_t)high &gt; n - 1) <text:line-break/>       throw std::out_of_range("High is out of range."); <text:line-break/>   if ((long long)low &gt; high) <text:line-break/>       throw std::invalid_argument("Low is greater than high."); <text:line-break/>   if (high - low &lt; 1) <text:line-break/><text:soft-page-break/>       return; <text:line-break/><text:line-break/>   int pivot_index; <text:line-break/>   int pivot_val = array[(low + high) / 2]; <text:line-break/>   size_t i = low; <text:line-break/>   size_t j = high; <text:line-break/>   while (true) { <text:line-break/>       while (array[i] &lt; pivot_val) <text:line-break/>           ++i; <text:line-break/>       while (array[j] &gt; pivot_val) <text:line-break/>           --j; <text:line-break/>       if (i &gt;= j) { <text:line-break/>           pivot_index = j; <text:line-break/>           break; <text:line-break/>       } <text:line-break/>       int tmp = array[i]; <text:line-break/>       array[i] = array[j]; <text:line-break/>       array[j] = tmp; <text:line-break/>       ++i; <text:line-break/>       --j; <text:line-break/>   } <text:line-break/>   quickSort(array, n, low, pivot_index); <text:line-break/>   quickSort(array, n, pivot_index + 1, high); <text:line-break/>} <text:line-break/><text:line-break/><text:line-break/>void bubbleSort(int array[], size_t n) <text:line-break/>{ <text:line-break/>   int buf; <text:line-break/>   bool sorted; <text:line-break/>   do { <text:line-break/>       sorted = true; <text:line-break/>       for (size_t i = 1; i &lt; n; ++i) { <text:line-break/>           if (array[i - 1] &gt; array[i]) { <text:line-break/>               buf = array[i - 1]; <text:line-break/>               array[i - 1] = array[i]; <text:line-break/>               array[i] = buf; <text:line-break/>               sorted = false; <text:line-break/>           } <text:line-break/>       } <text:line-break/>   } while (!sorted); <text:line-break/>} <text:line-break/><text:line-break/><text:line-break/>bool isSorted(int array[], size_t n) <text:line-break/>{ <text:line-break/>   for (size_t i = 0; i &lt; n - 1; ++i) { <text:line-break/>       if (array[i] &gt; array[i + 1]) <text:line-break/>           return false; <text:line-break/>   } <text:line-break/>   return true; <text:line-break/>} <text:line-break/><text:soft-page-break/><text:line-break/>void bogoSort(int array[], size_t n) <text:line-break/>{ <text:line-break/>   if (n &lt; 2) <text:line-break/>       return; <text:line-break/><text:line-break/>   std::default_random_engine rng; <text:line-break/>   while (!isSorted(array, n)) { <text:line-break/>       for (size_t i = 0; i &lt; n; ++i) { <text:line-break/>           size_t rand_index = rng() % n; <text:line-break/>           int tmp = array[i]; <text:line-break/>           array[i] = array[rand_index]; <text:line-break/>           array[rand_index] = tmp; <text:line-break/>       } <text:line-break/>   } <text:line-break/>} <text:line-break/><text:line-break/>void countingSort(char array[], size_t n) <text:line-break/>{ <text:line-break/>   if (n &lt; 2) <text:line-break/>       return; <text:line-break/><text:line-break/>   // in case char is a signed type <text:line-break/>   int max = array[0], min = array[0]; <text:line-break/>   for (size_t i = 1; i &lt; n; ++i) { <text:line-break/>       if ((int)array[i] &gt; max) <text:line-break/>           max = array[i]; <text:line-break/>       if ((int)array[i] &lt; min) <text:line-break/>           min = array[i]; <text:line-break/>   } <text:line-break/>   int *counters = new int[max - min + 1]; <text:line-break/>   for (int i = min; i &lt; max + 1; ++i) <text:line-break/>       counters[i - min] = 0; <text:line-break/>   for (size_t i = 0; i &lt; n; ++i) { <text:line-break/>       ++counters[array[i] - min]; <text:line-break/>   } <text:line-break/>   for (int i = min, j = 0; i &lt; max + 1; ++i) { <text:line-break/>       while (counters[i - min]-- &gt; 0) <text:line-break/>           array[j++] = (char)i; <text:line-break/>   } <text:line-break/>} <text:line-break/><text:line-break/>}   //namespace sorts<text:line-break/><text:line-break/></text:p>
      <text:p text:style-name="P48">Файл <text:span text:style-name="T26">src/searches.hh</text:span></text:p>
      <text:p text:style-name="P52"><text:span text:style-name="T18">#pragma once </text:span><text:line-break/>#ifndef SEARCHES_HH <text:line-break/>#define SEARCHES_HH <text:line-break/><text:line-break/>#include &lt;cstddef&gt; <text:line-break/><text:soft-page-break/><text:line-break/>namespace searches { <text:line-break/><text:line-break/>int binarySearch(int array[], size_t n, int value); <text:line-break/><text:line-break/>}   // namespace searches <text:line-break/><text:line-break/>#endif  // SEARCHES_HH<text:line-break/><text:line-break/></text:p>
      <text:p text:style-name="P48">Файл <text:span text:style-name="T26">src/searches.cpp</text:span></text:p>
      <text:p text:style-name="P52"><text:span text:style-name="T18">#include "searches.hh" </text:span><text:line-break/><text:line-break/>namespace searches { <text:line-break/><text:line-break/>int binarySearch(int array[], size_t n, int value) <text:line-break/>{ <text:line-break/>   if (array == nullptr || n == 0) <text:line-break/>       return -1; <text:line-break/>   // left - the lowest index of a slice to work on <text:line-break/>   // right - the biggest index of a slice plus 1 <text:line-break/>   size_t left = 0, right = n; <text:line-break/>   size_t mid; <text:line-break/>   while (left &lt; right) { <text:line-break/>       mid = (left + right) / 2; <text:line-break/>       if (value &lt; array[mid]) <text:line-break/>           right = mid; <text:line-break/>       else if (value &gt; array[mid]) <text:line-break/>           left = mid + 1; <text:line-break/>       else <text:line-break/>           break; <text:line-break/>   } <text:line-break/>   return left &lt; right ? mid : -1; <text:line-break/>} <text:line-break/><text:line-break/>}   // namespace searches<text:line-break/><text:line-break/></text:p>
      <text:p text:style-name="P49">Файл <text:span text:style-name="T26">src/</text:span><text:span text:style-name="T32">measure.cpp</text:span></text:p>
      <text:p text:style-name="P67"><text:span text:style-name="T19">#include &lt;iostream&gt; </text:span><text:span text:style-name="T41"><text:line-break/>#include &lt;chrono&gt; <text:line-break/>#include &lt;random&gt; <text:line-break/><text:line-break/>#include "sorts.hh" <text:line-break/><text:line-break/>int *generateRandomArray(size_t size) <text:line-break/>{ <text:line-break/>   int *array = new int[size]; <text:line-break/>   std::default_random_engine rng; <text:line-break/>   rng.seed(std::chrono::system_clock::now().time_since_epoch().count(</text:span><text:soft-page-break/><text:span text:style-name="T41">)); <text:line-break/>   for (size_t i = 0; i &lt; size; ++i) <text:line-break/>       array[i] = rng(); <text:line-break/>   return array; <text:line-break/>} <text:line-break/><text:line-break/><text:line-break/>int main() <text:line-break/>{ <text:line-break/>   size_t sizes[] = {10, 100, 1000, 10000, 100000}; <text:line-break/>   std::chrono::steady_clock timer; <text:line-break/>   std::cout &lt;&lt; "Average quick sorting time on vector of:" &lt;&lt; std::endl; <text:line-break/>   for (size_t s : sizes) { <text:line-break/>       std::cout &lt;&lt; s &lt;&lt; " elements: "; <text:line-break/>       decltype(timer.now()) beg, fin; <text:line-break/>       auto dur = beg - beg; <text:line-break/>       for (int i = 0; i &lt; 10; ++i) { <text:line-break/>           int *array = generateRandomArray(s); <text:line-break/>           beg = timer.now(); <text:line-break/>           sorts::quickSort(array, s); <text:line-break/>           fin = timer.now(); <text:line-break/>           dur += fin - beg; <text:line-break/>           delete[] array; <text:line-break/>       } <text:line-break/>       dur /= 10; <text:line-break/>       std::cout &lt;&lt; std::chrono::duration_cast&lt;std::chrono::microseconds&gt;(dur).count() &lt;&lt; " us" &lt;&lt; std::endl; <text:line-break/>   } <text:line-break/>   std::cout &lt;&lt; "Average bubble sorting time on vector of:" &lt;&lt; std::endl; <text:line-break/>   for (size_t s : sizes) { <text:line-break/>       std::cout &lt;&lt; s &lt;&lt; " elements: "; <text:line-break/>       decltype(timer.now()) beg, fin; <text:line-break/>       auto dur = beg - beg; <text:line-break/>       for (int i = 0; i &lt; 10; ++i) { <text:line-break/>           int *array = generateRandomArray(s); <text:line-break/>           beg = timer.now(); <text:line-break/>           sorts::bubbleSort(array, s); <text:line-break/>           fin = timer.now(); <text:line-break/>           dur += fin - beg; <text:line-break/>           delete[] array; <text:line-break/>       } <text:line-break/>       dur /= 10; <text:line-break/>       std::cout &lt;&lt; std::chrono::duration_cast&lt;std::chrono::microseconds&gt;(dur).count() &lt;&lt; " us" &lt;&lt; std::endl; <text:line-break/>   } <text:line-break/>   return 0; <text:line-break/>}<text:line-break/></text:span><text:soft-page-break/><text:span text:style-name="T41"><text:line-break/></text:span></text:p>
      <text:p text:style-name="P30">Файл <text:span text:style-name="T26">test/lab</text:span><text:span text:style-name="T32">2-sorts</text:span><text:span text:style-name="T26">-test.cpp</text:span></text:p>
      <text:p text:style-name="P69"><text:span text:style-name="T18">#include "../src/sorts.hh" </text:span><text:line-break/><text:line-break/>#include &lt;iostream&gt; <text:line-break/>#include &lt;random&gt; <text:line-break/><text:line-break/>#include &lt;gtest/gtest.h&gt; <text:line-break/><text:line-break/><text:line-break/>TEST(SortEmpty, QuickSort) <text:line-break/>{ <text:line-break/>   int *a = nullptr; <text:line-break/>   ASSERT_NO_THROW(sorts::quickSort(a, 0)); <text:line-break/>} <text:line-break/><text:line-break/>TEST(SortEmpty, BubbleSort) <text:line-break/>{ <text:line-break/>   int *a = nullptr; <text:line-break/>   ASSERT_NO_THROW(sorts::bubbleSort(a, 0)); <text:line-break/>} <text:line-break/><text:line-break/>TEST(SortEmpty, Bogosort) <text:line-break/>{ <text:line-break/>   int *a = nullptr; <text:line-break/>   ASSERT_NO_THROW(sorts::bogoSort(a, 0)); <text:line-break/>} <text:line-break/><text:line-break/>TEST(SortEmpty, CountingSort) <text:line-break/>{ <text:line-break/>   char *a = nullptr; <text:line-break/>   ASSERT_NO_THROW(sorts::countingSort(a, 0)); <text:line-break/>} <text:line-break/><text:line-break/><text:line-break/>TEST(QuickSort, InvalidArguments) <text:line-break/>{ <text:line-break/>   int a[] = {0}; <text:line-break/>   // let the high be too big <text:line-break/>   ASSERT_THROW(sorts::quickSort(a, 1, 0, 1), std::out_of_range); <text:line-break/>   // let low be lesser than high <text:line-break/>   ASSERT_THROW(sorts::quickSort(a, 1, 1, 0), std::invalid_argument); <text:line-break/>} <text:line-break/><text:line-break/><text:line-break/>class SortTest : public ::testing::Test { <text:line-break/>public: <text:line-break/>   void SetUp() override <text:line-break/>   { <text:line-break/>       array_ = new int[100]; <text:line-break/><text:soft-page-break/>       std::default_random_engine rng; <text:line-break/>       for (size_t i = 0; i &lt; 100; ++i) <text:line-break/>           array_[i] = rng(); <text:line-break/>   } <text:line-break/>   void TearDown() override <text:line-break/>   { <text:line-break/>       delete[] array_; <text:line-break/>   } <text:line-break/>protected: <text:line-break/>   int *array_; <text:line-break/>   size_t n_; <text:line-break/>}; <text:line-break/><text:line-break/>TEST_F(SortTest, BubbleSort) <text:line-break/>{ <text:line-break/>   ASSERT_NO_THROW(sorts::bubbleSort(array_, n_)); <text:line-break/>   for (size_t i = 1; i &lt; n_; ++i) <text:line-break/>       ASSERT_TRUE(array_[i - 1] &lt;= array_[i]); <text:line-break/><text:line-break/>   ASSERT_NO_THROW(sorts::bubbleSort(array_, n_)); <text:line-break/>   for (size_t i = 1; i &lt; n_; ++i) <text:line-break/>       ASSERT_TRUE(array_[i - 1] &lt;= array_[i]); <text:line-break/>} <text:line-break/><text:line-break/>TEST_F(SortTest, QuickSort) <text:line-break/>{ <text:line-break/>   ASSERT_NO_THROW(sorts::quickSort(array_, n_)); <text:line-break/>   for (size_t i = 1; i &lt; n_; ++i) <text:line-break/>       ASSERT_TRUE(array_[i - 1] &lt;= array_[i]); <text:line-break/><text:line-break/>   ASSERT_NO_THROW(sorts::quickSort(array_, n_)); <text:line-break/>   for (size_t i = 1; i &lt; n_; ++i) <text:line-break/>       ASSERT_TRUE(array_[i - 1] &lt;= array_[i]); <text:line-break/>} <text:line-break/><text:line-break/><text:line-break/>TEST(BogoSort, SortTest) <text:line-break/>{ <text:line-break/>   int array[] = {10, 5, 4, 7, 0, 1, 3, 8, 9, 9}; <text:line-break/>   ASSERT_NO_THROW(sorts::bogoSort(array, 10)); <text:line-break/>   for (size_t i = 1; i &lt; 10; ++i) <text:line-break/>       ASSERT_TRUE(array[i - 1] &lt;= array[i]); <text:line-break/>} <text:line-break/><text:line-break/><text:line-break/>class CountingSortTest : public ::testing::Test { <text:line-break/>public: <text:line-break/>   void SetUp() <text:line-break/>   { <text:line-break/>       array_ = new char[1000]; <text:line-break/>       std::default_random_engine rng; <text:line-break/>       for (size_t i = 0; i &lt; 1000; ++i) <text:line-break/><text:soft-page-break/>           array_[i] = rng() % 256; <text:line-break/>       n_ = 1000; <text:line-break/>   } <text:line-break/>   void TearDown() override <text:line-break/>   { <text:line-break/>       delete[] array_; <text:line-break/>   } <text:line-break/>protected: <text:line-break/>   char *array_; <text:line-break/>   size_t n_; <text:line-break/>}; <text:line-break/><text:line-break/>TEST_F(CountingSortTest, SortTest) <text:line-break/>{ <text:line-break/>   ASSERT_NO_THROW(sorts::countingSort(array_, n_)); <text:line-break/>   for (size_t i = 1; i &lt; n_; ++i) { <text:line-break/>       ASSERT_TRUE(array_[i - 1] &lt;= array_[i]); <text:line-break/>   } <text:line-break/><text:line-break/>   ASSERT_NO_THROW(sorts::countingSort(array_, n_)); <text:line-break/>   for (size_t i = 1; i &lt; n_; ++i) { <text:line-break/>       ASSERT_TRUE(array_[i - 1] &lt;= array_[i]); <text:line-break/>   } <text:line-break/>}<text:line-break/><text:line-break/></text:p>
      <text:p text:style-name="P65">Файл <text:span text:style-name="T26">test/lab</text:span><text:span text:style-name="T32">2-s</text:span><text:span text:style-name="T33">earches</text:span><text:span text:style-name="T26">-test.cpp</text:span></text:p>
      <text:p text:style-name="P68"><text:span text:style-name="T18">#include "../src/searches.hh" </text:span><text:line-break/><text:line-break/>#include &lt;gtest/gtest.h&gt; <text:line-break/><text:line-break/>using searches::binarySearch; <text:line-break/><text:line-break/><text:line-break/>class BinarySearchTest : public ::testing::Test { <text:line-break/>public: <text:line-break/>   void SetUp() override <text:line-break/>   { <text:line-break/>       array_ = new int[11]; <text:line-break/>       n_ = 11; <text:line-break/>       array_[0] =  {-1}; <text:line-break/>       array_[1] =  {1}; <text:line-break/>       array_[2] =  {2}; <text:line-break/>       array_[3] =  {3}; <text:line-break/>       array_[4] =  {5}; <text:line-break/>       array_[5] =  {7}; <text:line-break/>       array_[6] =  {8}; <text:line-break/>       array_[7] =  {9}; <text:line-break/>       array_[8] =  {10}; <text:line-break/>       array_[9] =  {26}; <text:line-break/>       array_[10] =  {100}; <text:line-break/><text:soft-page-break/>   } <text:line-break/><text:line-break/>   void TearDown() override <text:line-break/>   { <text:line-break/>       delete[] array_; <text:line-break/>   } <text:line-break/>protected: <text:line-break/>   int *array_; <text:line-break/>   size_t n_; <text:line-break/>}; <text:line-break/><text:line-break/><text:line-break/>TEST_F(BinarySearchTest, SearchEveryOne) <text:line-break/>{ <text:line-break/>   for (size_t i = 0; i &lt; n_; ++i) { <text:line-break/>       ASSERT_EQ(array_[i], array_[binarySearch(array_, n_, array_[i])]); <text:line-break/>   } <text:line-break/>} <text:line-break/><text:line-break/>TEST_F(BinarySearchTest, SearchNonExistent) <text:line-break/>{ <text:line-break/>   ASSERT_EQ(binarySearch(array_, n_, 0), -1); <text:line-break/>} <text:line-break/><text:line-break/>TEST_F(BinarySearchTest, SearchNonExistentLesser) <text:line-break/>{ <text:line-break/>   ASSERT_EQ(binarySearch(array_, n_, -10), -1); <text:line-break/>} <text:line-break/><text:line-break/>TEST_F(BinarySearchTest, SearchNonExistentBigger) <text:line-break/>{ <text:line-break/>   ASSERT_EQ(binarySearch(array_, n_, 120), -1); <text:line-break/>}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line-height="100%" fo:text-align="start" style:justify-single-word="false" fo:text-indent="0in" style:auto-text-indent="false" style:page-number="auto" text:number-lines="false" text:line-number="0"/>
      <style:text-properties style:font-size-asian="10.5pt"/>
    </style:style>
    <style:style style:name="Листинг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family="'Courier New'" style:font-style-name="Обычный" style:font-family-generic="modern" style:font-pitch="fixed" fo:font-size="11pt" style:font-size-asian="10.5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13H12M47S</meta:editing-duration>
    <meta:editing-cycles>262</meta:editing-cycles>
    <meta:generator>LibreOffice/7.0.6.2$Linux_X86_64 LibreOffice_project/00$Build-2</meta:generator>
    <dc:date>2021-12-11T23:35:48.337900050</dc:date>
    <meta:document-statistic meta:table-count="4" meta:image-count="0" meta:object-count="0" meta:page-count="16" meta:paragraph-count="117" meta:word-count="2324" meta:character-count="17844" meta:non-whitespace-character-count="13893"/>
  </office:meta>
</office:document-meta>
</file>